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Week 6-01:</text:span></text:p>
      <text:p text:style-name="P1"><text:span text:style-name="T1">ROLLNO:241801278</text:span></text:p>
      <text:p text:style-name="P1"><text:span text:style-name="T1">NAME: Sudiksha S</text:span></text:p>
      <text:p text:style-name="P1"><text:span text:style-name="T1">Q1) Given an array A of sorted integers and another non negative integer k, find if there</text:span></text:p>
      <text:p text:style-name="P1"><text:span text:style-name="T1">exists 2 indices i and j such that A[i] - A[j] = k, i != j.</text:span></text:p>
      <text:p text:style-name="P1"><text:span text:style-name="T1">Input Format</text:span></text:p>
      <text:p text:style-name="P1"><text:span text:style-name="T1">1. First line is number of test cases T. Following T lines contain:</text:span></text:p>
      <text:p text:style-name="P1"><text:span text:style-name="T1">2. N, followed by N integers of the array</text:span></text:p>
      <text:p text:style-name="P1"><text:span text:style-name="T1">3. The non-negative integer k</text:span></text:p>
      <text:p text:style-name="P1"><text:span text:style-name="T1">Output format</text:span></text:p>
      <text:p text:style-name="P1"><text:span text:style-name="T1">Print 1 if such a pair exists and 0 if it doesn’t.</text:span></text:p>
      <text:p text:style-name="P1"><text:span text:style-name="T1">Sample Input:</text:span></text:p>
      <text:p text:style-name="P1"><text:span text:style-name="T1">1</text:span></text:p>
      <text:p text:style-name="P1"><text:span text:style-name="T1">3 1 3 5</text:span></text:p>
      <text:p text:style-name="P1"><text:span text:style-name="T1">4</text:span></text:p>
      <text:p text:style-name="P1"><text:span text:style-name="T1">Sample Output:</text:span></text:p>
      <text:p text:style-name="P1"><text:span text:style-name="T1">1</text:span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2"/></text:p>
      <text:p text:style-name="P2"><draw:frame text:anchor-type="as-char" svg:width="152.40mm" svg:height="85.73mm" style:rel-width="scale" style:rel-height="scale"><draw:object-ole xlink:href="OleObj2"/><draw:image xlink:href="ObjectReplacements/OleObj2"/></draw:frame><text:span text:style-name="T2"/></text:p>
      <text:p text:style-name="P2"><draw:frame text:anchor-type="as-char" svg:width="152.40mm" svg:height="85.73mm" style:rel-width="scale" style:rel-height="scale"><draw:object-ole xlink:href="OleObj3"/><draw:image xlink:href="ObjectReplacements/OleObj3"/></draw:frame><text:span text:style-name="T2"/></text:p>
      <text:p text:style-name="P2"><text:span text:style-name="T3">Q2) Sam loves chocolates and starts buying them on the 1st day of the year. Each day of the</text:span></text:p>
      <text:p text:style-name="P2"><text:span text:style-name="T3">year, x, is numbered from 1 to Y. On days when x is odd, Sam will buy x chocolates; on</text:span></text:p>
      <text:p text:style-name="P2"><text:span text:style-name="T3">days when x is even, Sam will not purchase any chocolates.</text:span></text:p>
      <text:p text:style-name="P2"><text:span text:style-name="T3">Complete the code in the editor so that for each day Ni (where 1<text:s/></text:span><text:span text:style-name="T4">≤</text:span><text:span text:style-name="T5"><text:s/>x<text:s/></text:span><text:span text:style-name="T6">≤</text:span><text:span text:style-name="T7"><text:s/>N<text:s/></text:span><text:span text:style-name="T8">≤</text:span><text:span text:style-name="T9"><text:s/>Y) in array</text:span></text:p>
      <text:p text:style-name="P2"><text:span text:style-name="T9">arr, the number of chocolates Sam purchased (during days 1 through N) is printed on a</text:span></text:p>
      <text:p text:style-name="P2"><text:span text:style-name="T9">new line. This is a function-only challenge, so input is handled for you by the locked stub</text:span></text:p>
      <text:p text:style-name="P2"><text:span text:style-name="T9">code in the editor.</text:span></text:p>
      <text:p text:style-name="P2"><text:span text:style-name="T9">Input Format</text:span></text:p>
      <text:p text:style-name="P2"><text:span text:style-name="T9">The program takes an array of integers as a parameter.</text:span></text:p>
      <text:p text:style-name="P2"><text:span text:style-name="T9">The locked code in the editor handles reading the following input from stdin, assembling</text:span></text:p>
      <text:p text:style-name="P2"><text:span text:style-name="T9">it into an array of integers (arr), and calling calculate(arr).</text:span></text:p>
      <text:p text:style-name="P2"><text:span text:style-name="T9">The first line of input contains an integer, T (the number of test cases). Each line i of</text:span></text:p>
      <text:p text:style-name="P2"><text:span text:style-name="T9">the T subsequent lines describes the ith test case as an integer, Ni (the number of days).</text:span></text:p>
      <text:p text:style-name="P2"><text:span text:style-name="T9">Constraints</text:span></text:p>
      <text:p text:style-name="P2"><text:span text:style-name="T9">1<text:s/></text:span><text:span text:style-name="T10">≤</text:span><text:span text:style-name="T11"><text:s/>T<text:s/></text:span><text:span text:style-name="T12">≤</text:span><text:span text:style-name="T13"><text:s/>2 × 105</text:span></text:p>
      <text:p text:style-name="P2"><text:span text:style-name="T13">1<text:s/></text:span><text:span text:style-name="T14">≤</text:span><text:span text:style-name="T15"><text:s/>N<text:s/></text:span><text:span text:style-name="T16">≤</text:span><text:span text:style-name="T17"><text:s/>2 × 106</text:span></text:p>
      <text:p text:style-name="P2"><text:span text:style-name="T17">1<text:s/></text:span><text:span text:style-name="T18">≤</text:span><text:span text:style-name="T19"><text:s/>x<text:s/></text:span><text:span text:style-name="T20">≤</text:span><text:span text:style-name="T21"><text:s/>N<text:s/></text:span><text:span text:style-name="T22">≤</text:span><text:span text:style-name="T23"><text:s/>Y</text:span></text:p>
      <text:p text:style-name="P2"><text:span text:style-name="T23">Output Format</text:span></text:p>
      <text:p text:style-name="P2"><text:span text:style-name="T23">For each test case, Ti in arr, your calculate method should print the total number of</text:span></text:p>
      <text:p text:style-name="P2"><text:span text:style-name="T23">chocolates Sam purchased by day Ni on a new line.</text:span></text:p>
      <text:p text:style-name="P2"><text:span text:style-name="T23">Sample Input 0</text:span></text:p>
      <text:p text:style-name="P2"><text:span text:style-name="T23">3</text:span></text:p>
      <text:p text:style-name="P2"><text:span text:style-name="T23">1</text:span></text:p>
      <text:p text:style-name="P2"><text:span text:style-name="T23">2</text:span></text:p>
      <text:p text:style-name="P2"><text:span text:style-name="T23">3</text:span></text:p>
      <text:p text:style-name="P2"><text:span text:style-name="T23">Sample Output 0</text:span></text:p>
      <text:p text:style-name="P2"><text:span text:style-name="T23">1</text:span></text:p>
      <text:p text:style-name="P2"><text:span text:style-name="T23">1</text:span></text:p>
      <text:p text:style-name="P2"><text:span text:style-name="T23">4</text:span><text:span text:style-name="T24"/></text:p>
      <text:p text:style-name="P2"><text:span text:style-name="T24">ROLL NO:241801278</text:span></text:p>
      <text:p text:style-name="P2"><text:span text:style-name="T24">NAME: Sudiksha S</text:span></text:p>
      <text:p text:style-name="P2"><draw:frame text:anchor-type="as-char" svg:width="152.40mm" svg:height="85.73mm" style:rel-width="scale" style:rel-height="scale"><draw:object-ole xlink:href="OleObj4"/><draw:image xlink:href="ObjectReplacements/OleObj4"/></draw:frame><text:span text:style-name="T25"/></text:p>
      <text:p text:style-name="P2"><draw:frame text:anchor-type="as-char" svg:width="152.40mm" svg:height="85.73mm" style:rel-width="scale" style:rel-height="scale"><draw:object-ole xlink:href="OleObj5"/><draw:image xlink:href="ObjectReplacements/OleObj5"/></draw:frame><text:span text:style-name="T25"/></text:p>
      <text:p text:style-name="P2"><text:span text:style-name="T26">Q3The number of goals achieved by two football teams in matches in a league is given in the</text:span></text:p>
      <text:p text:style-name="P2"><text:span text:style-name="T26">form of two lists. Consider:</text:span></text:p>
      <text:p text:style-name="P2"><text:span text:style-name="T27">• Football team A, has played three matches, and has scored { 1 , 2 , 3 } goals in each match</text:span></text:p>
      <text:p text:style-name="P2"><text:span text:style-name="T27">respectively.</text:span></text:p>
      <text:p text:style-name="P2"><text:span text:style-name="T27">• Football team B, has played two matches, and has scored { 2, 4 } goals in each match</text:span></text:p>
      <text:p text:style-name="P2"><text:span text:style-name="T27">respectively.</text:span></text:p>
      <text:p text:style-name="P2"><text:span text:style-name="T27">• Your task is to compute, for each match of team B, the total number of matches of team A,</text:span></text:p>
      <text:p text:style-name="P2"><text:span text:style-name="T27">• where team A has scored less than or equal to the number of goals scored by team B in</text:span></text:p>
      <text:p text:style-name="P2"><text:span text:style-name="T27">that match.</text:span></text:p>
      <text:p text:style-name="P2"><text:span text:style-name="T27">In the above case:</text:span></text:p>
      <text:p text:style-name="P2"><text:span text:style-name="T27">• For 2 goals scored by team B in its first match, team A has 2 matches with scores 1 and 2.</text:span></text:p>
      <text:p text:style-name="P2"><text:span text:style-name="T27">• For 4 goals scored by team B in its second match, team A has 3 matches with scores 1, 2</text:span></text:p>
      <text:p text:style-name="P2"><text:span text:style-name="T27">and 3. Hence, the answer: {2, 3}.</text:span></text:p>
      <text:p text:style-name="P2"><text:span text:style-name="T27">Complete the code in the editor below. The program must return an array of m positive</text:span></text:p>
      <text:p text:style-name="P2"><text:span text:style-name="T27">integers, one for each maxes[i] representing the total number of elements nums[j]</text:span></text:p>
      <text:p text:style-name="P2"><text:span text:style-name="T27">satisfying nums[j]<text:s/></text:span><text:span text:style-name="T28">≤</text:span><text:span text:style-name="T29"><text:s/>maxes[i] where 0<text:s/></text:span><text:span text:style-name="T30">≤</text:span><text:span text:style-name="T31"><text:s/>j &lt; n and 0<text:s/></text:span><text:span text:style-name="T32">≤</text:span><text:span text:style-name="T33"><text:s/>i &lt; m, in the given order.</text:span></text:p>
      <text:p text:style-name="P2"><text:span text:style-name="T33">It has the following:</text:span></text:p>
      <text:p text:style-name="P2"><text:span text:style-name="T33">nums[nums[0],...nums[n-1]]: first array of positive integers</text:span></text:p>
      <text:p text:style-name="P2"><text:span text:style-name="T33">maxes[maxes[0],...maxes[n-1]]: second array of positive integers</text:span></text:p>
      <text:p text:style-name="P2"><text:span text:style-name="T33">Constraints:</text:span></text:p>
      <text:p text:style-name="P2"><text:span text:style-name="T33">2<text:s/></text:span><text:span text:style-name="T34">≤</text:span><text:span text:style-name="T35"><text:s/>n, m<text:s/></text:span><text:span text:style-name="T36">≤</text:span><text:span text:style-name="T37"><text:s/>105, 1<text:s/></text:span><text:span text:style-name="T38">≤</text:span><text:span text:style-name="T39"><text:s/>nums[j]<text:s/></text:span><text:span text:style-name="T40">≤</text:span><text:span text:style-name="T41"><text:s/>109, where 0<text:s/></text:span><text:span text:style-name="T42">≤</text:span><text:span text:style-name="T43"><text:s/>j &lt; n, 1<text:s/></text:span><text:span text:style-name="T44">≤</text:span><text:span text:style-name="T45"><text:s/>maxes[i]<text:s/></text:span><text:span text:style-name="T46">≤</text:span><text:span text:style-name="T47"><text:s/>109, where 0<text:s/></text:span><text:span text:style-name="T48">≤</text:span><text:span text:style-name="T49"><text:s/>i &lt; m.</text:span></text:p>
      <text:p text:style-name="P2"><text:span text:style-name="T49">Input Format For Custom Testing</text:span></text:p>
      <text:p text:style-name="P2"><text:span text:style-name="T49">Input from stdin will be processed as follows and passed to the function.</text:span></text:p>
      <text:p text:style-name="P2"><text:span text:style-name="T49">The first line contains an integer n, the number of elements in nums.</text:span></text:p>
      <text:p text:style-name="P2"><text:span text:style-name="T49">The next n lines each contain an integer describing nums[j] where 0<text:s/></text:span><text:span text:style-name="T50">≤</text:span><text:span text:style-name="T51"><text:s/>j &lt; n.</text:span></text:p>
      <text:p text:style-name="P2"><text:span text:style-name="T51">The next line contains an integer m, the number of elements in maxes.</text:span></text:p>
      <text:p text:style-name="P2"><text:span text:style-name="T51">The next m lines each contain an integer describing maxes[i] where 0<text:s/></text:span><text:span text:style-name="T52">≤</text:span><text:span text:style-name="T53"><text:s/>i &lt; m.</text:span></text:p>
      <text:p text:style-name="P2"><text:span text:style-name="T53">Sample Input</text:span></text:p>
      <text:p text:style-name="P2"><text:span text:style-name="T53">4</text:span></text:p>
      <text:p text:style-name="P2"><text:span text:style-name="T53">1</text:span></text:p>
      <text:p text:style-name="P2"><text:span text:style-name="T53">4</text:span></text:p>
      <text:p text:style-name="P2"><text:span text:style-name="T53">2</text:span></text:p>
      <text:p text:style-name="P2"><text:span text:style-name="T53">4</text:span></text:p>
      <text:p text:style-name="P2"><text:span text:style-name="T53">2</text:span></text:p>
      <text:p text:style-name="P2"><text:span text:style-name="T53">3</text:span></text:p>
      <text:p text:style-name="P2"><text:span text:style-name="T53">5</text:span></text:p>
      <text:p text:style-name="P2"><text:span text:style-name="T53">Sample</text:span><text:span text:style-name="T54"><text:s/></text:span><text:span text:style-name="T55">Output</text:span></text:p>
      <text:p text:style-name="P2"><text:span text:style-name="T55">2</text:span></text:p>
      <text:p text:style-name="P2"><text:span text:style-name="T55">4</text:span></text:p>
      <text:p text:style-name="P2"><text:span text:style-name="T56">ROLL NO:241801278</text:span></text:p>
      <text:p text:style-name="P2"><text:span text:style-name="T56">NAME: Sudiksha S</text:span></text:p>
      <text:p text:style-name="P2"><draw:frame text:anchor-type="as-char" svg:width="152.40mm" svg:height="85.73mm" style:rel-width="scale" style:rel-height="scale"><draw:object-ole xlink:href="OleObj6"/><draw:image xlink:href="ObjectReplacements/OleObj6"/></draw:frame><text:span text:style-name="T57"/></text:p>
      <text:p text:style-name="P2"><draw:frame text:anchor-type="as-char" svg:width="152.40mm" svg:height="85.73mm" style:rel-width="scale" style:rel-height="scale"><draw:object-ole xlink:href="OleObj7"/><draw:image xlink:href="ObjectReplacements/OleObj7"/></draw:frame><text:span text:style-name="T57"/></text:p>
      <text:p text:style-name="P2"><text:span text:style-name="T57"/></text:p>
      <text:p text:style-name="P2"><text:span text:style-name="T57"/></text:p>
      <text:p text:style-name="P2"><text:span text:style-name="T57"/></text:p>
      <text:p text:style-name="P2"><text:span text:style-name="T57"/></text:p>
      <text:p text:style-name="P2"><text:span text:style-name="T57"/></text:p>
      <text:p text:style-name="P2"><text:span text:style-name="T57"/></text:p>
      <text:p text:style-name="P2"><text:span text:style-name="T57"/></text:p>
      <text:p text:style-name="P3"><text:span text:style-name="T5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